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58000004D8D5AB078B2C8488A4.png" manifest:media-type="image/png"/>
  <manifest:file-entry manifest:full-path="Pictures/1000020100000958000004D89E1BBDFE8157D958.png" manifest:media-type="image/png"/>
  <manifest:file-entry manifest:full-path="Pictures/1000020100000958000004D8A59999D80C376D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78b2" officeooo:paragraph-rsid="000578b2" style:font-weight-asian="bold" style:font-weight-complex="bold"/>
    </style:style>
    <style:style style:name="P2" style:family="paragraph" style:parent-style-name="Header">
      <style:text-properties style:font-name="Times New Roman" officeooo:rsid="000cdff1" officeooo:paragraph-rsid="000cdff1"/>
    </style:style>
    <style:style style:name="fr1" style:family="graphic" style:parent-style-name="Graphics">
      <style:graphic-properties style:horizontal-pos="center" style:horizontal-rel="paragraph" style:mirror="none" fo:clip="rect(0.6228in, 0in, 0.27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6972in, 0in, 0.4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6134in, 0in, 0.39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ρ = <text:s/>λ / <text:s/>μ</text:p>
      <text:p text:style-name="P1"><draw:frame draw:style-name="fr1" draw:name="Image1" text:anchor-type="paragraph" svg:width="6.6173in" svg:height="3.1827in" draw:z-index="0"><draw:image xlink:href="Pictures/1000020100000958000004D8A59999D80C376DDF.png" xlink:type="simple" xlink:show="embed" xlink:actuate="onLoad"/></draw:frame></text:p>
      <text:p text:style-name="P1">N = λ / ( μ - <text:s/>λ )</text:p>
      <text:p text:style-name="P1"><draw:frame draw:style-name="fr2" draw:name="Image2" text:anchor-type="paragraph" svg:width="6.6173in" svg:height="3.1217in" draw:z-index="1"><draw:image xlink:href="Pictures/1000020100000958000004D8D5AB078B2C8488A4.png" xlink:type="simple" xlink:show="embed" xlink:actuate="onLoad"/></draw:frame></text:p>
      <text:p text:style-name="P1">T = 1 / ( μ - <text:s/>λ )</text:p>
      <text:p text:style-name="P1"><draw:frame draw:style-name="fr3" draw:name="Image3" text:anchor-type="paragraph" svg:width="6.55in" svg:height="3.1181in" draw:z-index="2"><draw:image xlink:href="Pictures/1000020100000958000004D89E1BBDFE8157D9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0cdff1" officeooo:paragraph-rsid="000cdff1"/>
    </style:style>
    <style:page-layout style:name="Mpm1">
      <style:page-layout-properties fo:page-width="8.2701in" fo:page-height="11.6902in" style:num-format="1" style:print-orientation="portrait" fo:margin-top="0.2799in" fo:margin-bottom="0.5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uğrul Yatağan 50416155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0:53:15.851405545</meta:creation-date>
    <dc:date>2017-03-09T21:16:07.848971477</dc:date>
    <meta:editing-duration>PT9M40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1" meta:paragraph-count="4" meta:word-count="26" meta:character-count="71" meta:non-whitespace-character-count="45"/>
  </office:meta>
</office:document-meta>
</file>